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0543in" fo:margin-bottom="0in" style:contextual-spacing="false" fo:text-align="center" style:justify-single-word="false"/>
    </style:style>
    <style:style style:name="P2" style:family="paragraph" style:parent-style-name="Heading_20_1">
      <style:paragraph-properties fo:margin-left="0.0835in" fo:margin-right="0in" fo:text-indent="0in" style:auto-text-indent="false"/>
    </style:style>
    <style:style style:name="P3" style:family="paragraph" style:parent-style-name="Heading_20_1">
      <style:paragraph-properties fo:margin-left="0.0835in" fo:margin-right="0in" fo:margin-top="0.0055in" fo:margin-bottom="0in" style:contextual-spacing="false" fo:text-indent="0in" style:auto-text-indent="false"/>
    </style:style>
    <style:style style:name="P4" style:family="paragraph" style:parent-style-name="Standard">
      <style:paragraph-properties fo:margin-top="0.0047in" fo:margin-bottom="0in" style:contextual-spacing="false" fo:line-height="0.0693in"/>
      <style:text-properties fo:font-size="5pt" style:font-size-asian="5pt" style:font-size-complex="5pt"/>
    </style:style>
    <style:style style:name="P5" style:family="paragraph" style:parent-style-name="Standard">
      <style:paragraph-properties fo:line-height="0.139in"/>
      <style:text-properties fo:font-size="10pt" style:font-size-asian="10pt" style:font-size-complex="10pt"/>
    </style:style>
    <style:style style:name="P6" style:family="paragraph" style:parent-style-name="Standard">
      <style:paragraph-properties fo:margin-left="0.0835in" fo:margin-right="0in" fo:text-indent="0in" style:auto-text-indent="false">
        <style:tab-stops>
          <style:tab-stop style:position="1.5827in"/>
        </style:tab-stops>
      </style:paragraph-properties>
    </style:style>
    <style:style style:name="P7" style:family="paragraph" style:parent-style-name="Standard">
      <style:paragraph-properties fo:margin-top="0.0091in" fo:margin-bottom="0in" style:contextual-spacing="false" fo:line-height="0.1665in"/>
      <style:text-properties fo:font-size="12pt" style:font-size-asian="12pt" style:font-size-complex="12pt"/>
    </style:style>
    <style:style style:name="P8" style:family="paragraph" style:parent-style-name="Standard">
      <style:paragraph-properties fo:margin-top="0.0047in" fo:margin-bottom="0in" style:contextual-spacing="false" fo:line-height="0.1528in"/>
    </style:style>
    <style:style style:name="P9" style:family="paragraph" style:parent-style-name="Standard">
      <style:paragraph-properties fo:margin-top="0.0035in" fo:margin-bottom="0in" style:contextual-spacing="false" fo:line-height="0.0972in"/>
      <style:text-properties fo:font-size="7pt" style:font-size-asian="7pt" style:font-size-complex="7pt"/>
    </style:style>
    <style:style style:name="P10" style:family="paragraph" style:parent-style-name="Standard">
      <style:paragraph-properties fo:margin-left="0.3335in" fo:margin-right="0.2846in" fo:margin-top="0.0646in" fo:margin-bottom="0in" style:contextual-spacing="false" fo:text-indent="0in" style:auto-text-indent="false"/>
    </style:style>
    <style:style style:name="P11" style:family="paragraph" style:parent-style-name="Text_20_body">
      <style:paragraph-properties fo:margin-left="2.1957in" fo:margin-right="2.1819in" fo:margin-top="0.0008in" fo:margin-bottom="0in" style:contextual-spacing="false" fo:line-height="0.1764in" fo:text-align="center" style:justify-single-word="false" fo:text-indent="0in" style:auto-text-indent="false"/>
    </style:style>
    <style:style style:name="P12" style:family="paragraph" style:parent-style-name="Text_20_body">
      <style:paragraph-properties fo:line-height="0.1728in" fo:text-align="center" style:justify-single-word="false"/>
    </style:style>
    <style:style style:name="P13" style:family="paragraph" style:parent-style-name="Text_20_body">
      <style:paragraph-properties fo:margin-left="0.0835in" fo:margin-right="0in" fo:text-indent="0in" style:auto-text-indent="false">
        <style:tab-stops>
          <style:tab-stop style:position="1.5827in"/>
        </style:tab-stops>
      </style:paragraph-properties>
    </style:style>
    <style:style style:name="P14" style:family="paragraph" style:parent-style-name="Text_20_body">
      <style:paragraph-properties fo:margin-left="0.0835in" fo:margin-right="0.0717in" fo:text-indent="0in" style:auto-text-indent="false"/>
    </style:style>
    <style:style style:name="P15" style:family="paragraph" style:parent-style-name="Text_20_body">
      <style:paragraph-properties fo:margin-left="0.0835in" fo:margin-right="0.0717in" fo:text-indent="0in" style:auto-text-indent="false"/>
      <style:text-properties fo:letter-spacing="-0.0035in"/>
    </style:style>
    <style:style style:name="P16" style:family="paragraph" style:parent-style-name="Text_20_body">
      <style:paragraph-properties fo:margin-left="0.0835in" fo:margin-right="2.4173in" fo:line-height="195%" fo:text-indent="0in" style:auto-text-indent="false"/>
    </style:style>
    <style:style style:name="T1" style:family="text">
      <style:text-properties fo:letter-spacing="-0.0091i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etter-spacing="-0.0055in"/>
    </style:style>
    <style:style style:name="T4" style:family="text">
      <style:text-properties fo:letter-spacing="-0.0016in"/>
    </style:style>
    <style:style style:name="T5" style:family="text">
      <style:text-properties fo:letter-spacing="-0.0047in"/>
    </style:style>
    <style:style style:name="T6" style:family="text">
      <style:text-properties fo:letter-spacing="-0.0047in" style:text-underline-style="solid" style:text-underline-width="auto" style:text-underline-color="#000000"/>
    </style:style>
    <style:style style:name="T7" style:family="text">
      <style:text-properties fo:letter-spacing="0.0008in"/>
    </style:style>
    <style:style style:name="T8" style:family="text">
      <style:text-properties fo:letter-spacing="0.0008in" style:text-underline-style="solid" style:text-underline-width="auto" style:text-underline-color="#000000"/>
    </style:style>
    <style:style style:name="T9" style:family="text">
      <style:text-properties style:text-scale="99%"/>
    </style:style>
    <style:style style:name="T10" style:family="text">
      <style:text-properties fo:letter-spacing="-0.0071in"/>
    </style:style>
    <style:style style:name="T1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" fo:font-weight="bold" officeooo:rsid="0009e2b0" style:font-name-asian="Times New Roman1" style:font-weight-asian="bold" style:font-name-complex="Times New Roman1" style:font-weight-complex="bold"/>
    </style:style>
    <style:style style:name="T13" style:family="text">
      <style:text-properties style:font-name="Times New Roman" fo:letter-spacing="-0.0008in" fo:font-weight="bold" style:font-name-asian="Times New Roman1" style:font-weight-asian="bold" style:font-name-complex="Times New Roman1" style:font-weight-complex="bold"/>
    </style:style>
    <style:style style:name="T14" style:family="text">
      <style:text-properties style:font-name="Times New Roman" fo:letter-spacing="-0.0008in" style:font-name-asian="Times New Roman1" style:font-name-complex="Times New Roman1"/>
    </style:style>
    <style:style style:name="T15" style:family="text">
      <style:text-properties style:font-name="Times New Roman" style:font-name-asian="Times New Roman1" style:font-name-complex="Times New Roman1"/>
    </style:style>
    <style:style style:name="T16" style:family="text">
      <style:text-properties style:font-name="Times New Roman" style:font-name-asian="Times New Roman1" style:font-name-complex="Times New Roman1" style:text-scale="99%"/>
    </style:style>
    <style:style style:name="T17" style:family="text">
      <style:text-properties style:font-name="Times New Roman" style:font-name-asian="Times New Roman1" style:font-name-complex="Times New Roman1" style:text-scale="95%"/>
    </style:style>
    <style:style style:name="T18" style:family="text">
      <style:text-properties style:font-name="Times New Roman" fo:letter-spacing="-0.0043in" style:font-name-asian="Times New Roman1" style:font-name-complex="Times New Roman1"/>
    </style:style>
    <style:style style:name="T19" style:family="text">
      <style:text-properties style:font-name="Times New Roman" fo:letter-spacing="-0.0016in" style:font-name-asian="Times New Roman1" style:font-name-complex="Times New Roman1"/>
    </style:style>
    <style:style style:name="T20" style:family="text">
      <style:text-properties style:font-name="Times New Roman" fo:letter-spacing="-0.0035in" style:font-name-asian="Times New Roman1" style:font-name-complex="Times New Roman1"/>
    </style:style>
    <style:style style:name="T21" style:family="text">
      <style:text-properties style:font-name="Times New Roman" fo:letter-spacing="0.0008in" style:font-name-asian="Times New Roman1" style:font-name-complex="Times New Roman1"/>
    </style:style>
    <style:style style:name="T22" style:family="text">
      <style:text-properties style:font-name="Times New Roman" fo:letter-spacing="-0.0047in" style:font-name-asian="Times New Roman1" style:font-name-complex="Times New Roman1"/>
    </style:style>
    <style:style style:name="T23" style:family="text">
      <style:text-properties style:font-name="Times New Roman" fo:letter-spacing="-0.0028in" style:font-name-asian="Times New Roman1" style:font-name-complex="Times New Roman1"/>
    </style:style>
    <style:style style:name="T24" style:family="text">
      <style:text-properties style:font-name="Times New Roman" fo:letter-spacing="0.0028in" style:font-name-asian="Times New Roman1" style:font-name-complex="Times New Roman1" style:text-scale="95%"/>
    </style:style>
    <style:style style:name="T25" style:family="text">
      <style:text-properties fo:font-weight="bold" style:font-weight-asian="bold" style:font-name-complex="Times New Roman1" style:font-weight-complex="bold"/>
    </style:style>
    <style:style style:name="T26" style:family="text">
      <style:text-properties fo:letter-spacing="-0.0126in"/>
    </style:style>
    <style:style style:name="T27" style:family="text">
      <style:text-properties fo:letter-spacing="-0.0008in"/>
    </style:style>
    <style:style style:name="T28" style:family="text">
      <style:text-properties fo:letter-spacing="-0.0043in"/>
    </style:style>
    <style:style style:name="T29" style:family="text">
      <style:text-properties fo:letter-spacing="-0.0043in" style:text-underline-style="solid" style:text-underline-width="auto" style:text-underline-color="#000000"/>
    </style:style>
    <style:style style:name="T30" style:family="text">
      <style:text-properties fo:letter-spacing="-0.0028in"/>
    </style:style>
    <style:style style:name="T31" style:family="text">
      <style:text-properties style:text-position="super 58%"/>
    </style:style>
    <style:style style:name="T32" style:family="text">
      <style:text-properties fo:letter-spacing="0.0307in"/>
    </style:style>
    <style:style style:name="T33" style:family="text">
      <style:text-properties fo:letter-spacing="-0.0035in"/>
    </style:style>
    <style:style style:name="T34" style:family="text">
      <style:text-properties fo:letter-spacing="-0.0035in" style:text-underline-style="solid" style:text-underline-width="auto" style:text-underline-color="#000000"/>
    </style:style>
    <style:style style:name="T35" style:family="text">
      <style:text-properties fo:letter-spacing="-0.002in"/>
    </style:style>
    <style:style style:name="T36" style:family="text">
      <style:text-properties style:text-underline-style="solid" style:text-underline-width="auto" style:text-underline-color="#000000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style:text-position="71% 100%" style:font-name="Times New Roman" fo:font-size="7pt" style:font-name-asian="Times New Roman1" style:font-size-asian="7pt" style:font-name-complex="Times New Roman1" style:font-size-complex="7pt"/>
    </style:style>
    <style:style style:name="T39" style:family="text">
      <style:text-properties style:text-position="71% 100%" style:font-name="Times New Roman" fo:font-size="7pt" fo:letter-spacing="0.0091in" style:font-name-asian="Times New Roman1" style:font-size-asian="7pt" style:font-name-complex="Times New Roman1" style:font-size-complex="7pt"/>
    </style:style>
    <style:style style:name="T40" style:family="text">
      <style:text-properties fo:color="#0000ff" loext:opacity="100%" style:font-name="Times New Roman" fo:font-size="8pt" style:text-underline-style="solid" style:text-underline-width="auto" style:text-underline-color="#0000ff" style:font-name-asian="Times New Roman1" style:font-size-asian="8pt" style:font-name-complex="Times New Roman1" style:font-size-complex="8pt" style:text-scale="95%"/>
    </style:style>
    <style:style style:name="T41" style:family="text">
      <style:text-properties fo:color="#0000ff" loext:opacity="100%" style:font-name="Times New Roman" fo:font-size="8pt" fo:letter-spacing="-0.0016in" style:text-underline-style="solid" style:text-underline-width="auto" style:text-underline-color="#0000ff" style:font-name-asian="Times New Roman1" style:font-size-asian="8pt" style:font-name-complex="Times New Roman1" style:font-size-complex="8pt" style:text-scale="95%"/>
    </style:style>
    <style:style style:name="T42" style:family="text">
      <style:text-properties fo:color="#0000ff" loext:opacity="100%" style:font-name="Times New Roman" fo:font-size="8pt" fo:letter-spacing="-0.0008in" style:text-underline-style="solid" style:text-underline-width="auto" style:text-underline-color="#0000ff" style:font-name-asian="Times New Roman1" style:font-size-asian="8pt" style:font-name-complex="Times New Roman1" style:font-size-complex="8pt" style:text-scale="9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MEWORK ASSIGNMENT<text:span text:style-name="T1"> </text:span>02</text:h>
      <text:p text:style-name="P11">CE<text:span text:style-name="T3"> </text:span>4200<text:span text:style-name="T3"> </text:span>P<text:span text:style-name="T4">r</text:span>o<text:span text:style-name="T4">f</text:span>essional<text:span text:style-name="T5"> </text:span>Prac<text:span text:style-name="T7">t</text:span>ice<text:span text:style-name="T3"> </text:span>Issues<text:span text:style-name="T9"> </text:span>Spring 2022<text:span text:style-name="T10"> </text:span>Se<text:span text:style-name="T4">m</text:span>ester</text:p>
      <text:p text:style-name="P12">100<text:span text:style-name="T3"> </text:span>POINTS</text:p>
      <text:p text:style-name="P4"/>
      <text:p text:style-name="P5"/>
      <text:p text:style-name="P5"/>
      <text:p text:style-name="P6"><text:span text:style-name="T11">Date</text:span><text:span text:style-name="T13"> </text:span><text:span text:style-name="T11">Assigned:<text:tab/></text:span><text:span text:style-name="T12">02/06/2023</text:span></text:p>
      <text:p text:style-name="P7"/>
      <text:p text:style-name="P6"><text:span text:style-name="T11">Date</text:span><text:span text:style-name="T13"> </text:span><text:span text:style-name="T11">Due:<text:tab/></text:span><text:span text:style-name="T12">02/13/2023</text:span></text:p>
      <text:p text:style-name="P8"/>
      <text:p text:style-name="P13"><text:span text:style-name="T25">Topic:<text:tab/></text:span>Personal Career Plan</text:p>
      <text:p text:style-name="P7"/>
      <text:p text:style-name="P6"><text:span text:style-name="T11">Type:<text:tab/></text:span><text:span text:style-name="T15">Indivi</text:span><text:span text:style-name="T14">d</text:span><text:span text:style-name="T15">ual, Req’d</text:span></text:p>
      <text:p text:style-name="P7"/>
      <text:h text:style-name="P2" text:outline-level="1">Learning<text:span text:style-name="T26"> </text:span>Exercis<text:span text:style-name="T27">e</text:span>:</text:h>
      <text:p text:style-name="P9"/>
      <text:p text:style-name="P5"/>
      <text:p text:style-name="P5"/>
      <text:p text:style-name="P5"/>
      <text:p text:style-name="P14">Chapter<text:span text:style-name="T5"> </text:span>4<text:span text:style-name="T28"> </text:span>of<text:span text:style-name="T28"> </text:span><text:span text:style-name="T27">t</text:span>he<text:span text:style-name="T28"> </text:span>ASCE<text:span text:style-name="T28"> </text:span>Bo<text:span text:style-name="T27">d</text:span>y<text:span text:style-name="T30"> </text:span>of<text:span text:style-name="T28"> </text:span>K<text:span text:style-name="T27">n</text:span>owledge (2<text:span text:style-name="T31">nd</text:span> Ed)<text:span text:style-name="T28"> </text:span>pu<text:span text:style-name="T27">b</text:span>licat<text:span text:style-name="T27">i</text:span>on<text:span text:style-name="T28"> </text:span>provides<text:span text:style-name="T28"> </text:span>guidance<text:span text:style-name="T28"> </text:span>for<text:span text:style-name="T28"> </text:span>fac<text:span text:style-name="T7">u</text:span>lty,<text:span text:style-name="T28"> </text:span>studen<text:span text:style-name="T27">t</text:span>s,<text:span text:style-name="T28"> </text:span>engineer<text:span text:style-name="T9"> </text:span>interns,<text:span text:style-name="T28"> </text:span>and<text:span text:style-name="T28"> </text:span>practitioners.<text:span text:style-name="T32"> </text:span>As<text:span text:style-name="T28"> </text:span>engineering<text:span text:style-name="T33"> </text:span>students,<text:span text:style-name="T28"> </text:span>p<text:span text:style-name="T33">e</text:span>rhaps<text:span text:style-name="T33"> </text:span>the<text:span text:style-name="T28"> </text:span><text:span text:style-name="T4">m</text:span>ost<text:span text:style-name="T28"> </text:span>salient<text:span text:style-name="T33"> </text:span>advice<text:span text:style-name="T28"> </text:span>appears<text:span text:style-name="T28"> </text:span>in<text:span text:style-name="T33"> </text:span>the<text:span text:style-name="T28"> </text:span>sections<text:span text:style-name="T9"> </text:span>for<text:span text:style-name="T33"> </text:span>students<text:span text:style-name="T33"> </text:span>and<text:span text:style-name="T30"> </text:span>eng<text:span text:style-name="T27">i</text:span>neer<text:span text:style-name="T33"> </text:span>interns,<text:span text:style-name="T33"> </text:span>since<text:span text:style-name="T30"> </text:span>that<text:span text:style-name="T33"> </text:span>is<text:span text:style-name="T33"> </text:span>pr<text:span text:style-name="T27">e</text:span>tty<text:span text:style-name="T33"> </text:span><text:span text:style-name="T4">m</text:span><text:span text:style-name="T7">u</text:span>ch<text:span text:style-name="T33"> </text:span>where<text:span text:style-name="T35"> </text:span>you<text:span text:style-name="T33"> </text:span>are.<text:span text:style-name="T33"> </text:span></text:p>
      <text:p text:style-name="P15"/>
      <text:p text:style-name="P14">Review<text:span text:style-name="T30"> </text:span>the ASCE BOK2E guidance<text:span text:style-name="T33"> </text:span>and<text:span text:style-name="T30"> </text:span>use<text:span text:style-name="T33"> </text:span>it<text:span text:style-name="T9"> </text:span>to<text:span text:style-name="T28"> </text:span>create<text:span text:style-name="T33"> </text:span><text:span text:style-name="T8">y</text:span><text:span text:style-name="T36">our</text:span><text:span text:style-name="T6"> </text:span><text:span text:style-name="T36">own</text:span><text:span text:style-name="T34"> </text:span><text:span text:style-name="T36">personal</text:span><text:span text:style-name="T29"> </text:span><text:span text:style-name="T36">plan</text:span><text:span text:style-name="T29"> </text:span>to<text:span text:style-name="T33"> </text:span>suc<text:span text:style-name="T4">c</text:span>essfully<text:span text:style-name="T30"> </text:span>start<text:span text:style-name="T33"> </text:span>your<text:span text:style-name="T33"> </text:span>career<text:span text:style-name="T28"> </text:span>(1-5<text:span text:style-name="T28"> </text:span><text:span text:style-name="T7">y</text:span>ears<text:span text:style-name="T33"> </text:span>from<text:span text:style-name="T5"> </text:span>g<text:span text:style-name="T7">r</text:span>aduation).<text:span text:style-name="T33"> </text:span></text:p>
      <text:p text:style-name="P15"/>
      <text:p text:style-name="P14">Your<text:span text:style-name="T33"> </text:span>plan<text:span text:style-name="T9"> </text:span>should<text:span text:style-name="T5"> </text:span>contain<text:span text:style-name="T28"> </text:span>specific,<text:span text:style-name="T33"> </text:span><text:span text:style-name="T4">measurable</text:span><text:span text:style-name="T5"> </text:span>goals<text:span text:style-name="T28"> </text:span>relative<text:span text:style-name="T5"> </text:span>to<text:span text:style-name="T28"> </text:span>each<text:span text:style-name="T28"> </text:span>topic<text:span text:style-name="T5"> </text:span>discussed<text:span text:style-name="T28"> </text:span>in<text:span text:style-name="T28"> </text:span>the<text:span text:style-name="T28"> </text:span>BOK2E<text:span text:style-name="T5"> </text:span>document.</text:p>
      <text:p text:style-name="P5"/>
      <text:p text:style-name="P16">The<text:span text:style-name="T28"> </text:span>paper<text:span text:style-name="T28"> </text:span>should<text:span text:style-name="T28"> </text:span>be<text:span text:style-name="T28"> </text:span><text:span text:style-name="T27">t</text:span><text:span text:style-name="T7">y</text:span>ped,<text:span text:style-name="T28"> </text:span>12-p<text:span text:style-name="T27">t</text:span>,<text:span text:style-name="T33"> </text:span>doub<text:span text:style-name="T27">l</text:span>e<text:span text:style-name="T28"> </text:span>space,<text:span text:style-name="T28"> </text:span>1-inch<text:span text:style-name="T33"> </text:span><text:span text:style-name="T4">m</text:span>argin.<text:span text:style-name="T9"> </text:span>FIVE<text:span text:style-name="T5"> </text:span>page<text:span text:style-name="T5"> </text:span>limit.</text:p>
      <text:h text:style-name="P3" text:outline-level="1"><text:span text:style-name="T27">Ref</text:span>e<text:span text:style-name="T27">ren</text:span>c<text:span text:style-name="T27">e</text:span>:</text:h>
      <text:p text:style-name="P10"><text:span text:style-name="T15">ASCE</text:span><text:span text:style-name="T18"> </text:span><text:span text:style-name="T15">(2008</text:span><text:span text:style-name="T19">)</text:span><text:span text:style-name="T15">.</text:span><text:span text:style-name="T18"> </text:span><text:span text:style-name="T15">Civil</text:span><text:span text:style-name="T18"> </text:span><text:span text:style-name="T15">En</text:span><text:span text:style-name="T14">g</text:span><text:span text:style-name="T15">i</text:span><text:span text:style-name="T14">n</text:span><text:span text:style-name="T15">eering</text:span><text:span text:style-name="T18"> </text:span><text:span text:style-name="T15">Bo</text:span><text:span text:style-name="T14">d</text:span><text:span text:style-name="T15">y</text:span><text:span text:style-name="T20"> </text:span><text:span text:style-name="T15">of</text:span><text:span text:style-name="T18"> </text:span><text:span text:style-name="T15">Knowled</text:span><text:span text:style-name="T14">g</text:span><text:span text:style-name="T15">e</text:span><text:span text:style-name="T18"> </text:span><text:span text:style-name="T15">for</text:span><text:span text:style-name="T18"> </text:span><text:span text:style-name="T15">the</text:span><text:span text:style-name="T20"> </text:span><text:span text:style-name="T15">2</text:span><text:span text:style-name="T19">1</text:span><text:span text:style-name="T38">st</text:span><text:span text:style-name="T39"> </text:span><text:span text:style-name="T15">Centur</text:span><text:span text:style-name="T21">y</text:span><text:span text:style-name="T15">:</text:span><text:span text:style-name="T22"> </text:span><text:span text:style-name="T15">Pre</text:span><text:span text:style-name="T14">p</text:span><text:span text:style-name="T15">aring</text:span><text:span text:style-name="T20"> </text:span><text:span text:style-name="T15">the</text:span><text:span text:style-name="T18"> </text:span><text:span text:style-name="T15">Civ</text:span><text:span text:style-name="T14">i</text:span><text:span text:style-name="T15">l</text:span><text:span text:style-name="T16"> </text:span><text:span text:style-name="T15">Engineer</text:span><text:span text:style-name="T22"> </text:span><text:span text:style-name="T15">for</text:span><text:span text:style-name="T18"> </text:span><text:span text:style-name="T14">t</text:span><text:span text:style-name="T15">he</text:span><text:span text:style-name="T18"> </text:span><text:span text:style-name="T15">Future,</text:span><text:span text:style-name="T18"> </text:span><text:span text:style-name="T15">S</text:span><text:span text:style-name="T19">e</text:span><text:span text:style-name="T15">cond</text:span><text:span text:style-name="T18"> </text:span><text:span text:style-name="T15">Edit</text:span><text:span text:style-name="T14">i</text:span><text:span text:style-name="T15">on.</text:span><text:span text:style-name="T22"> </text:span><text:span text:style-name="T15">A</text:span><text:span text:style-name="T19">m</text:span><text:span text:style-name="T15">er</text:span><text:span text:style-name="T14">i</text:span><text:span text:style-name="T15">can</text:span><text:span text:style-name="T18"> </text:span><text:span text:style-name="T15">Society</text:span><text:span text:style-name="T23"> </text:span><text:span text:style-name="T15">of</text:span><text:span text:style-name="T18"> </text:span><text:span text:style-name="T15">Ci</text:span><text:span text:style-name="T14">v</text:span><text:span text:style-name="T15">il</text:span><text:span text:style-name="T22"> </text:span><text:span text:style-name="T15">Engineers:</text:span><text:span text:style-name="T22"> </text:span><text:span text:style-name="T15">Reston</text:span><text:span text:style-name="T18"> </text:span><text:span text:style-name="T15">VA</text:span><text:span text:style-name="T16"> </text:span><text:span text:style-name="T17">Available <text:s text:c="2"/></text:span><text:span text:style-name="T24"><text:s/></text:span><text:span text:style-name="T17">online: <text:s text:c="2"/></text:span><text:span text:style-name="T40">https://ascelibrary.org/doi/book/10.1061/978078440965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138in" fo:margin-right="0in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154in" fo:margin-right="0in" fo:text-indent="0in" style:auto-text-indent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445in" fo:margin-bottom="0.1945in" fo:margin-left="0.9165in" fo:margin-right="0.9307in" style:writing-mode="lr-tb" style:layout-grid-color="#c0c0c0" style:layout-grid-lines="250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Microsoft Word - CE4200_Assignment_14_S2014.docx</dc:title>
    <meta:initial-creator>wlawson</meta:initial-creator>
    <meta:editing-cycles>12</meta:editing-cycles>
    <meta:print-date>2017-04-05T16:28:00</meta:print-date>
    <meta:creation-date>2019-09-06T21:16:00</meta:creation-date>
    <dc:date>2023-02-06T11:21:30.384140415</dc:date>
    <meta:editing-duration>PT14M41S</meta:editing-duration>
    <meta:generator>LibreOffice/7.3.1.3$MacOSX_X86_64 LibreOffice_project/a69ca51ded25f3eefd52d7bf9a5fad8c90b87951</meta:generator>
    <meta:document-statistic meta:table-count="0" meta:image-count="0" meta:object-count="0" meta:page-count="1" meta:paragraph-count="14" meta:word-count="156" meta:character-count="1088" meta:non-whitespace-character-count="939"/>
    <meta:user-defined meta:name="AppVersion">16.0000</meta:user-defined>
    <meta:user-defined meta:name="Created" meta:value-type="date">2014-04-09T00:00:00</meta:user-defined>
    <meta:user-defined meta:name="LastSaved" meta:value-type="date">2015-04-01T00:00:00</meta:user-defined>
    <meta:template xlink:type="simple" xlink:actuate="onRequest" xlink:title="Normal" xlink:href=""/>
  </office:meta>
</office:document-meta>
</file>